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officeooo:paragraph-rsid="0005b66d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paragraph-rsid="00028395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5b66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officeooo:rsid="000971df"/>
    </style:style>
    <style:style style:name="T5" style:family="text">
      <style:text-properties officeooo:rsid="0005b66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944ab"/>
    </style:style>
    <style:style style:name="T8" style:family="text">
      <style:text-properties officeooo:rsid="000a3a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hp_1XolB6jbSmqrp6nPWjUJnNDaCw02IV2WAeBS</text:p>
      <text:p text:style-name="P5"/>
      <text:p text:style-name="P5">Important data structures to write driver:</text:p>
      <text:p text:style-name="P5"/>
      <text:p text:style-name="P5">#include &lt;linux/module.h&gt; //Module related defines</text:p>
      <text:p text:style-name="P5">#include &lt;linux/fs.h&gt; //chrdev_region and VFS structure definition</text:p>
      <text:p text:style-name="P5">#include &lt;linux/cdev.h&gt; // cdev definition</text:p>
      <text:p text:style-name="P5">#include &lt;linux/device.h&gt; // device file creation/destruction</text:p>
      <text:p text:style-name="P5">#include &lt;linux/uaccess.h&gt; // user space Access</text:p>
      <text:p text:style-name="P5">#include &lt;linux/kdev_t.h&gt; // To extract Major and Minor numbers</text:p>
      <text:p text:style-name="P5">#include &lt;linux/export.h&gt; // for THIS_MODULE</text:p>
      <text:p text:style-name="P5">#include &lt;linux/kernel.h&gt;</text:p>
      <text:p text:style-name="P5">#include &lt;linux/platform_device.h&gt;</text:p>
      <text:p text:style-name="Standard"><text:span text:style-name="Source_20_Text"><text:span text:style-name="T1">#include &lt;</text:span></text:span><text:span text:style-name="Source_20_Text"><text:span text:style-name="T4">linux/</text:span></text:span><text:a xlink:type="simple" xlink:href="https://docs.huihoo.com/doxygen/linux/kernel/3.7/mod__devicetable_8h_source.html" text:style-name="Internet_20_link" text:visited-style-name="Visited_20_Internet_20_Link"><text:span text:style-name="Source_20_Text"><text:span text:style-name="T1">mod_devicetable.h</text:span></text:span></text:a><text:span text:style-name="Source_20_Text"><text:span text:style-name="T1">&gt; // </text:span></text:span><text:span text:style-name="Source_20_Text"><text:span text:style-name="T2">for struct of_device_id</text:span></text:span></text:p>
      <text:p text:style-name="P5">---------------------------------------------------</text:p>
      <text:p text:style-name="P5">/*</text:p>
      <text:p text:style-name="P5"><text:s/>* Allocate major and minor number dynamically</text:p>
      <text:p text:style-name="P5"><text:s/>*/</text:p>
      <text:p text:style-name="P5"><text:s/>To Allocate:</text:p>
      <text:p text:style-name="P5">int alloc_chrdev_region (dev_t * dev, unsigned baseminor, unsigned count, const char * name);</text:p>
      <text:p text:style-name="P5">-&gt; 0 on success, negative number in case of failure</text:p>
      <text:p text:style-name="P5"/>
      <text:p text:style-name="P5"><text:s/>To unregister:</text:p>
      <text:p text:style-name="P5"><text:s/>void unregister_chrdev_region (dev_t from, unsigned count);</text:p>
      <text:p text:style-name="P5">----------------------------------------------------</text:p>
      <text:p text:style-name="P5"/>
      <text:p text:style-name="P5">-----------------------------------------------------</text:p>
      <text:p text:style-name="P5">/* </text:p>
      <text:p text:style-name="P5"><text:s/>* Taking help from udev to create device dynamically</text:p>
      <text:p text:style-name="P5"><text:s/>*/</text:p>
      <text:p text:style-name="P5"/>
      <text:p text:style-name="P5">--&gt;To Create (class_create, device_create):</text:p>
      <text:p text:style-name="P5">struct class *class_create (struct module *owner, const char *name);</text:p>
      <text:p text:style-name="P5">-&gt; struct class * in case of success, retval converted to pointer(with help of PTR_ERR) incase of failure. [catch with IS_ERR]</text:p>
      <text:p text:style-name="P5"/>
      <text:p text:style-name="P5">struct device * device_create(struct class * class, struct device *parent, dev_t devt, void <text:s/>*drvdata, const char *fmt, ...);</text:p>
      <text:p text:style-name="P5">-&gt; struct device * in case of success, retval converted to pointer(with help of PTR_ERR) incase of failure. [catch with IS_ERR]</text:p>
      <text:p text:style-name="P5"/>
      <text:p text:style-name="P5">--&gt;To Destroy (class_destroy, device_destroy):</text:p>
      <text:p text:style-name="P5">void class_destroy (struct class *cls);</text:p>
      <text:p text:style-name="P5">void device_destroy (struct class *class, dev_t devt);</text:p>
      <text:p text:style-name="P5"/>
      <text:p text:style-name="P5">-------------------------------------------------------</text:p>
      <text:p text:style-name="P5"/>
      <text:p text:style-name="P5"/>
      <text:p text:style-name="P5">-------------------------------------------------------</text:p>
      <text:p text:style-name="P5">/*</text:p>
      <text:p text:style-name="P5"><text:s/>* Register Device file with VFS</text:p>
      <text:p text:style-name="P5"><text:s/>*/</text:p>
      <text:p text:style-name="P5"><text:soft-page-break/><text:s/></text:p>
      <text:p text:style-name="P5"/>
      <text:p text:style-name="P5">--&gt;To add (cdev_init, cdev_add): </text:p>
      <text:p text:style-name="P5">void cdev_init (struct cdev * cdev, const struct file_operations * fops);</text:p>
      <text:p text:style-name="P5"/>
      <text:p text:style-name="P5">int cdev_add (struct cdev * p, dev_t dev, unsigned count);</text:p>
      <text:p text:style-name="P5">-&gt; o on success, negative number on failure.</text:p>
      <text:p text:style-name="P5">--&gt;To delete (cdev_del):</text:p>
      <text:p text:style-name="P5">void cdev_del (struct cdev * p);</text:p>
      <text:p text:style-name="P5">------------------------------------------------------</text:p>
      <text:p text:style-name="P5"/>
      <text:p text:style-name="P5"/>
      <text:p text:style-name="P5">------------------------------------------------------</text:p>
      <text:p text:style-name="P5">/*</text:p>
      <text:p text:style-name="P5"><text:s/>* User space interaction functions</text:p>
      <text:p text:style-name="P5"><text:s/>*/</text:p>
      <text:p text:style-name="P5"><text:s/></text:p>
      <text:p text:style-name="P5"><text:s/>unsigned long copy_from_user (void * to, const void __user * from, unsigned long n);</text:p>
      <text:p text:style-name="P5"><text:s/>- Returns number of bytes that could not be copied. On success, this will be zero.</text:p>
      <text:p text:style-name="P5"/>
      <text:p text:style-name="P5">- If some data could not be copied, this function will pad the copied data to the requested size using zero bytes. </text:p>
      <text:p text:style-name="P5"/>
      <text:p text:style-name="P5">unsigned long copy_to_user (void __user * to, const void * from, unsigned long n);</text:p>
      <text:p text:style-name="P5">- Returns number of bytes that could not be copied. On success, this will be zero. </text:p>
      <text:p text:style-name="P5">------------------------------------------------------</text:p>
      <text:p text:style-name="P5"/>
      <text:p text:style-name="P5"/>
      <text:p text:style-name="P5">--------------------------------------------------------------</text:p>
      <text:p text:style-name="P5">/*</text:p>
      <text:p text:style-name="P5"><text:s/>* to register platform Device</text:p>
      <text:p text:style-name="P5"><text:s/>*/</text:p>
      <text:p text:style-name="P5"><text:s/>int platform_device_register (struct platform_device *pdev);</text:p>
      <text:p text:style-name="P5"><text:s/></text:p>
      <text:p text:style-name="P5"><text:s/>void platform_device_unregister (<text:tab/>struct platform_device * <text:s/><text:tab/>pdev);</text:p>
      <text:p text:style-name="P5"><text:s/>-------------------------------------------------------------</text:p>
      <text:p text:style-name="P5"><text:s/></text:p>
      <text:p text:style-name="P5"><text:s/></text:p>
      <text:p text:style-name="P5"><text:s/>--------------------------------------------------------------</text:p>
      <text:p text:style-name="P5"><text:s/>/*</text:p>
      <text:p text:style-name="P5"><text:s text:c="2"/>* to register platform driver</text:p>
      <text:p text:style-name="P5"><text:s text:c="2"/>*/</text:p>
      <text:p text:style-name="P5"><text:s text:c="2"/>int platform_driver_register (struct platform_driver *drv);</text:p>
      <text:p text:style-name="P5"><text:s text:c="2"/></text:p>
      <text:p text:style-name="P5"><text:s text:c="2"/>void platform_driver_unregister (struct platform_driver *drv);</text:p>
      <text:p text:style-name="P5"/>
      <text:p text:style-name="P5"/>
      <text:p text:style-name="P5">*********Important Structures**************</text:p>
      <text:p text:style-name="P5"/>
      <text:p text:style-name="P5">--------------struct cdev-----------------------------</text:p>
      <text:p text:style-name="P5">struct cdev {</text:p>
      <text:p text:style-name="P5"><text:s text:c="8"/>struct kobject kobj;</text:p>
      <text:p text:style-name="P5"><text:soft-page-break/><text:s text:c="8"/>struct module *owner;</text:p>
      <text:p text:style-name="P5"><text:s text:c="8"/>const struct file_operations *ops;</text:p>
      <text:p text:style-name="P5"><text:s text:c="8"/>struct list_head list;</text:p>
      <text:p text:style-name="P5"><text:s text:c="8"/>dev_t dev;</text:p>
      <text:p text:style-name="P5"><text:s text:c="8"/>unsigned int count;</text:p>
      <text:p text:style-name="P5"><text:s text:c="4"/>};</text:p>
      <text:p text:style-name="P5">-------------------------------------------------------------</text:p>
      <text:p text:style-name="P5"/>
      <text:p text:style-name="P5">--------------struct file_operations-----------------------------</text:p>
      <text:p text:style-name="P5">struct file_operations {</text:p>
      <text:p text:style-name="P5"><text:tab/>struct module *owner;</text:p>
      <text:p text:style-name="P5"><text:tab/>loff_t (*llseek) (struct file *, loff_t, int);</text:p>
      <text:p text:style-name="P5"><text:tab/>ssize_t (*read) (struct file *, char __user *, size_t, loff_t *);</text:p>
      <text:p text:style-name="P5"><text:tab/>ssize_t (*write) (struct file *, const char __user *, size_t, loff_t *);</text:p>
      <text:p text:style-name="P5"><text:tab/>int (*open) (struct inode *, struct file *);</text:p>
      <text:p text:style-name="P5"><text:tab/>int (*release) (struct inode *, struct file *);</text:p>
      <text:p text:style-name="P5"><text:tab/>long (*unlocked_ioctl) (struct file *, unsigned int, unsigned long);</text:p>
      <text:p text:style-name="P5">}</text:p>
      <text:p text:style-name="P5">----------------------------------------------------------------------------------------------</text:p>
      <text:p text:style-name="P5"/>
      <text:p text:style-name="P5">----------------------struct file-------------------------------------------------------------</text:p>
      <text:p text:style-name="P5">struct file {</text:p>
      <text:p text:style-name="P5"><text:tab/>struct <text:s text:c="2"/>file_operations *f_op;</text:p>
      <text:p text:style-name="P5"><text:tab/>atomic_t <text:s text:c="16"/>f_count;</text:p>
      <text:p text:style-name="P5"><text:tab/>mode_t <text:s text:c="18"/>f_mode;</text:p>
      <text:p text:style-name="P5"><text:tab/>loff_t <text:s text:c="18"/>f_pos;</text:p>
      <text:p text:style-name="P5"><text:tab/>void <text:s text:c="20"/>*private_data;</text:p>
      <text:p text:style-name="P5">}</text:p>
      <text:p text:style-name="P5">----------------------------------------------------------------------------------------------</text:p>
      <text:p text:style-name="P5"/>
      <text:p text:style-name="P5">------------------------struct platform_device-------------------------------------------</text:p>
      <text:p text:style-name="P5">struct platform_device {</text:p>
      <text:p text:style-name="P5"><text:tab/>const <text:s/><text:tab/>char<text:tab/><text:tab/><text:tab/><text:tab/>*name;</text:p>
      <text:p text:style-name="P5"><text:tab/><text:tab/>u32<text:tab/><text:tab/><text:tab/><text:tab/>id;</text:p>
      <text:p text:style-name="P5"><text:tab/><text:tab/>struct <text:tab/>device<text:tab/><text:tab/><text:tab/>dev;</text:p>
      <text:p text:style-name="P5"><text:tab/><text:tab/>u32<text:tab/><text:tab/><text:tab/><text:tab/>num_resources;</text:p>
      <text:p text:style-name="P5"><text:tab/><text:tab/>struct <text:tab/>resource<text:tab/><text:tab/>*resource;</text:p>
      <text:p text:style-name="Standard"><text:span text:style-name="T1"><text:tab/></text:span>const <text:tab/>struct <text:tab/><text:a xlink:type="simple" xlink:href="https://elixir.bootlin.com/linux/latest/C/ident/platform_device_id" text:style-name="Internet_20_link" text:visited-style-name="Visited_20_Internet_20_Link">platform_device_id</text:a> <text:tab/>*<text:a xlink:type="simple" xlink:href="https://elixir.bootlin.com/linux/latest/C/ident/id_entry" text:style-name="Internet_20_link" text:visited-style-name="Visited_20_Internet_20_Link">id_entry</text:a>;</text:p>
      <text:p text:style-name="P5">};</text:p>
      <text:p text:style-name="P5">-----------------------------------------------------------------------------------------------</text:p>
      <text:p text:style-name="P5"/>
      <text:p text:style-name="P5">----------------------------<text:span text:style-name="T7">struct platform_device_id------------------------------------</text:span></text:p>
      <text:p text:style-name="P1"><text:span text:style-name="T6">struct </text:span><text:a xlink:type="simple" xlink:href="https://elixir.bootlin.com/linux/latest/C/ident/platform_device_id" text:style-name="Internet_20_link" text:visited-style-name="Visited_20_Internet_20_Link"><text:span text:style-name="T6">platform_device_id</text:span></text:a><text:span text:style-name="T6"> {</text:span></text:p>
      <text:p text:style-name="Preformatted_20_Text"><text:span text:style-name="T3"><text:s text:c="8"/>char name[</text:span><text:a xlink:type="simple" xlink:href="https://elixir.bootlin.com/linux/latest/C/ident/PLATFORM_NAME_SIZE" text:style-name="Internet_20_link" text:visited-style-name="Visited_20_Internet_20_Link"><text:span text:style-name="T3">PLATFORM_NAME_SIZE</text:span></text:a><text:span text:style-name="T3">];</text:span></text:p>
      <text:p text:style-name="Preformatted_20_Text"><text:span text:style-name="T3"><text:s text:c="8"/></text:span><text:a xlink:type="simple" xlink:href="https://elixir.bootlin.com/linux/latest/C/ident/kernel_ulong_t" text:style-name="Internet_20_link" text:visited-style-name="Visited_20_Internet_20_Link"><text:span text:style-name="T3">kernel_ulong_t</text:span></text:a><text:span text:style-name="T3"> </text:span><text:a xlink:type="simple" xlink:href="https://elixir.bootlin.com/linux/latest/C/ident/driver_data" text:style-name="Internet_20_link" text:visited-style-name="Visited_20_Internet_20_Link"><text:span text:style-name="T3">driver_data</text:span></text:a><text:span text:style-name="T3">;</text:span></text:p>
      <text:p text:style-name="P4">};</text:p>
      <text:p text:style-name="P4">----------------------------------------------------------------------------------------------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------------------------------struct device-------------------------------------------------</text:p>
      <text:p text:style-name="P5">struct device {</text:p>
      <text:p text:style-name="P5"><text:tab/>void<text:tab/>(*release)(struct device *dev);</text:p>
      <text:p text:style-name="P5"><text:tab/>void<text:tab/>*platform_data;</text:p>
      <text:p text:style-name="Standard"><text:span text:style-name="T1"><text:tab/></text:span>void <text:s text:c="4"/>*<text:a xlink:type="simple" xlink:href="https://elixir.bootlin.com/linux/latest/C/ident/driver_data" text:style-name="Internet_20_link" text:visited-style-name="Visited_20_Internet_20_Link">driver_data</text:a>; <text:s text:c="2"/>/* Driver data, set and get with dev_set_drvdata/dev_get_drvdata */</text:p>
      <text:p text:style-name="P5"><text:tab/></text:p>
      <text:p text:style-name="P5">}</text:p>
      <text:p text:style-name="P5">----------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struct platform_driver-----------------------------------</text:p>
      <text:p text:style-name="P5">struct platform_driver {</text:p>
      <text:p text:style-name="P5">int <text:tab/><text:tab/><text:tab/><text:tab/><text:tab/>(*probe)(struct platform_device *);</text:p>
      <text:p text:style-name="P5">int <text:tab/><text:tab/><text:tab/><text:tab/><text:tab/>(*remove)(struct platform_device *);</text:p>
      <text:p text:style-name="P5">void <text:tab/><text:tab/><text:tab/><text:tab/><text:tab/>(*shutdown)(struct platform_device *);</text:p>
      <text:p text:style-name="P5">int <text:tab/><text:tab/><text:tab/><text:tab/><text:tab/>(*suspend)(struct platform_device *, pm_message_t state);</text:p>
      <text:p text:style-name="P5">int <text:tab/><text:tab/><text:tab/><text:tab/><text:tab/>(*suspend_late)(struct platform_device *, pm_message_t state);</text:p>
      <text:p text:style-name="P5"><text:span text:style-name="T8">i</text:span>nt <text:tab/><text:tab/><text:tab/><text:tab/><text:tab/>(*resume_early)(struct platform_device *);</text:p>
      <text:p text:style-name="P5">int <text:tab/><text:tab/><text:tab/><text:tab/><text:tab/>(*resume)(struct platform_device *);</text:p>
      <text:p text:style-name="P5">const <text:tab/>struct platform_device_id <text:tab/>*id_table;</text:p>
      <text:p text:style-name="P5"><text:span text:style-name="T8">s</text:span>truct device_driver <text:tab/>driver;</text:p>
      <text:p text:style-name="P5">};</text:p>
      <text:p text:style-name="P5">---------------------------------------------------------------------------------</text:p>
      <text:p text:style-name="P5"/>
      <text:p text:style-name="P5"/>
      <text:p text:style-name="P6">------------------------struct device_driver----------------------------------</text:p>
      <text:p text:style-name="P6">struct <text:tab/>device_driver {</text:p>
      <text:p text:style-name="P5"><text:s text:c="2"/><text:tab/>const <text:s text:c="2"/>char <text:s text:c="2"/><text:tab/><text:tab/><text:tab/><text:tab/>*name;</text:p>
      <text:p text:style-name="P5"><text:s text:c="2"/><text:tab/> <text:s text:c="6"/><text:tab/>struct <text:tab/>bus_type <text:tab/><text:tab/>* bus;</text:p>
      <text:p text:style-name="P5"><text:s text:c="2"/><text:tab/><text:tab/>struct <text:tab/>module <text:tab/><text:tab/>*owner;</text:p>
      <text:p text:style-name="P5"><text:s text:c="2"/><text:tab/>const <text:s text:c="2"/>char <text:s text:c="2"/><text:tab/><text:tab/><text:tab/><text:tab/>*mod_name;</text:p>
      <text:p text:style-name="P5"><text:s text:c="2"/><text:tab/><text:tab/>bool <text:s/><text:tab/> <text:tab/><text:tab/><text:tab/>suppress_bind_attrs;</text:p>
      <text:p text:style-name="P5"><text:s text:c="2"/><text:tab/> <text:tab/>enum <text:s text:c="2"/><text:tab/><text:tab/><text:tab/>probe_type probe_type;</text:p>
      <text:p text:style-name="P5"><text:s text:c="2"/><text:tab/>const <text:s/><text:tab/>struct <text:tab/>of_device_id <text:tab/><text:tab/>*of_match_table;</text:p>
      <text:p text:style-name="P5"><text:s text:c="2"/><text:tab/>const <text:s/><text:tab/>struct <text:tab/>acpi_device_id <text:tab/>*acpi_match_table;</text:p>
      <text:p text:style-name="P5"><text:s text:c="2"/><text:tab/> <text:tab/>int <text:s text:c="3"/><text:tab/><text:tab/><text:tab/><text:tab/>(*probe) (struct device *dev);</text:p>
      <text:p text:style-name="P5"><text:s text:c="2"/><text:tab/> <text:tab/>int <text:s text:c="3"/><text:tab/><text:tab/><text:tab/><text:tab/>(*remove) (struct device *dev);</text:p>
      <text:p text:style-name="P5"><text:s text:c="2"/><text:tab/> <text:tab/>void <text:s/><text:tab/><text:tab/><text:tab/><text:tab/>(*shutdown) (struct device *dev);</text:p>
      <text:p text:style-name="P5"><text:s text:c="2"/><text:tab/> <text:tab/>int <text:s text:c="3"/><text:tab/><text:tab/><text:tab/><text:tab/>(*suspend) (struct device *dev, pm_message_t state);</text:p>
      <text:p text:style-name="P5"><text:s text:c="2"/><text:tab/> <text:tab/>int <text:s text:c="3"/><text:tab/><text:tab/><text:tab/><text:tab/>(*resume) (struct device *dev);</text:p>
      <text:p text:style-name="P5"><text:soft-page-break/><text:s text:c="2"/><text:tab/>const <text:s/><text:tab/>struct <text:tab/>attribute_group <text:tab/>**groups;</text:p>
      <text:p text:style-name="P5"><text:s text:c="2"/><text:tab/>const <text:s/><text:tab/>struct <text:tab/>dev_pm_ops <text:tab/><text:tab/>*pm;</text:p>
      <text:p text:style-name="P5"><text:s text:c="2"/><text:tab/> <text:tab/>struct <text:tab/>driver_private <text:tab/>*p;</text:p>
      <text:p text:style-name="P5">};</text:p>
      <text:p text:style-name="P5">---------------------------------------------------------------------------------</text:p>
      <text:p text:style-name="P5"/>
      <text:p text:style-name="P5"/>
      <text:p text:style-name="P5">-------------------------------<text:span text:style-name="T5">struct of_device_id-------------------------------------------</text:span></text:p>
      <text:p text:style-name="P2">/*</text:p>
      <text:p text:style-name="P2"><text:s/>* Struct used for matching a device</text:p>
      <text:p text:style-name="P2"><text:s/>*/</text:p>
      <text:p text:style-name="Preformatted_20_Text"><text:span text:style-name="T3">struct </text:span><text:a xlink:type="simple" xlink:href="https://elixir.bootlin.com/linux/latest/C/ident/of_device_id" text:style-name="Internet_20_link" text:visited-style-name="Visited_20_Internet_20_Link"><text:span text:style-name="T3">of_device_id</text:span></text:a><text:span text:style-name="T3"> {</text:span></text:p>
      <text:p text:style-name="P2"><text:s text:c="8"/><text:tab/><text:tab/>char <text:s text:c="3"/>name[32];</text:p>
      <text:p text:style-name="P2"><text:s text:c="8"/><text:tab/><text:tab/>char <text:s text:c="3"/>type[32];</text:p>
      <text:p text:style-name="P3"><text:span text:style-name="T3"><text:s text:c="8"/><text:tab/><text:tab/>char <text:s text:c="3"/></text:span><text:a xlink:type="simple" xlink:href="https://elixir.bootlin.com/linux/latest/C/ident/compatible" text:style-name="Internet_20_link" text:visited-style-name="Visited_20_Internet_20_Link"><text:span text:style-name="T3">compatible</text:span></text:a><text:span text:style-name="T3">[128];</text:span></text:p>
      <text:p text:style-name="P2"><text:s text:c="8"/>const <text:tab/>void <text:tab/>*data;</text:p>
      <text:p text:style-name="P4">}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33:33.966650422</meta:creation-date>
    <dc:date>2022-04-09T04:40:21.471665064</dc:date>
    <meta:editing-duration>PT1H11M4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173" meta:word-count="711" meta:character-count="7307" meta:non-whitespace-character-count="6292"/>
  </office:meta>
</office:document-meta>
</file>